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6</text:p>
          <text:p text:style-name="P4"><text:s/>2.1 Constructors<text:tab/>6</text:p>
          <text:p text:style-name="P4"><text:s/>2.2 Display modes<text:tab/>6</text:p>
          <text:p text:style-name="P4"><text:s/>2.3 Examples<text:tab/>6</text:p>
          <text:p text:style-name="P3"><text:s/>3 TASK class<text:tab/>7</text:p>
          <text:p text:style-name="P4"><text:s/>3.1 Constructors<text:tab/>7</text:p>
          <text:p text:style-name="P4"><text:s/>3.2 Examples<text:tab/>8</text:p>
          <text:p text:style-name="P3"><text:s/>4 AREA class<text:tab/>9</text:p>
          <text:p text:style-name="P4"><text:s/>4.1 Constructors<text:tab/>9</text:p>
          <text:p text:style-name="P4"><text:s/>4.2 Display modes<text:tab/>9</text:p>
          <text:p text:style-name="P4"><text:s/>4.3 Examples<text:tab/>9</text:p>
          <text:p text:style-name="P3"><text:s/>5 FILTER class<text:tab/>10</text:p>
          <text:p text:style-name="P4"><text:s/>5.1 Constructors<text:tab/>10</text:p>
          <text:p text:style-name="P4"><text:s/>5.2 Examples<text:tab/>11</text:p>
          <text:p text:style-name="P3"><text:s/>6 POINT class<text:tab/>12</text:p>
          <text:p text:style-name="P4"><text:s/>6.1 Static point (S) constructors<text:tab/>12</text:p>
          <text:p text:style-name="P4"><text:s/>6.2 Point from a list (L) constructors<text:tab/>12</text:p>
          <text:p text:style-name="P4"><text:s/>6.3 Logger mark (M) constructors<text:tab/>13</text:p>
          <text:p text:style-name="P4"><text:s/>6.4 Track point (T) constructors<text:tab/>13</text:p>
          <text:p text:style-name="P4"><text:s/>6.5 Display modes<text:tab/>15</text:p>
          <text:p text:style-name="P4"><text:s/>6.6 Examples<text:tab/>16</text:p>
          <text:p text:style-name="P3"><text:s/>7 RESULT class<text:tab/>17</text:p>
          <text:p text:style-name="P4"><text:s/>7.1 Constructors<text:tab/>17</text:p>
          <text:p text:style-name="P4"><text:s/>7.2 Examples<text:tab/>18</text:p>
          <text:p text:style-name="P3"><text:s/>8 Full task examples<text:tab/>19</text:p>
          <text:p text:style-name="P4"><text:s/>8.1 Judge Declared Goal (nearest track point)<text:tab/>19</text:p>
          <text:p text:style-name="P4"><text:s/>8.2 Hesitation Waltz (logger marker drop)<text:tab/>19</text:p>
          <text:p text:style-name="P4"><text:s/>8.3 Gordon Bennett Memorial (logger marker drop)<text:tab/>19</text:p>
          <text:p text:style-name="P4"><text:s/>8.4 Maximum Distance Double Drop (first in / last out)<text:tab/>20</text:p>
          <text:p text:style-name="P3"><text:s/>9 Bugs and ideas<text:tab/>21</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text:soft-page-break/>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29T19:27:54.84</dc:date>
    <meta:editing-duration>PT20H54M14S</meta:editing-duration>
    <meta:editing-cycles>126</meta:editing-cycles>
    <meta:generator>LibreOffice/3.3$Win32 LibreOffice_project/330m19$Build-8</meta:generator>
    <meta:document-statistic meta:table-count="0" meta:image-count="0" meta:object-count="0" meta:page-count="21" meta:paragraph-count="414" meta:word-count="2937" meta:character-count="19236"/>
  </office:meta>
</office:document-meta>
</file>